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39400000C9D7372B38F.svm"/>
  <manifest:file-entry manifest:media-type="" manifest:full-path="Pictures/20000007000022D500001D9005D745EC.svm"/>
  <manifest:file-entry manifest:media-type="" manifest:full-path="Pictures/2000000700002497000011292F6F892F.svm"/>
  <manifest:file-entry manifest:media-type="" manifest:full-path="Pictures/20000007000027120000115E71F9F3E7.svm"/>
  <manifest:file-entry manifest:media-type="" manifest:full-path="Pictures/200000070000385500001531A0E0C4BA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 style:list-style-name="L2">
      <style:text-properties fo:font-size="10pt" style:font-size-asian="10pt" style:font-size-complex="10pt"/>
    </style:style>
    <style:style style:name="P4" style:family="paragraph" style:parent-style-name="Standard" style:list-style-name="L3"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3.697cm"/>
        </style:tab-stops>
      </style:paragraph-properties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667623" text:style-name="L1">
        <text:list-item>
          <text:p text:style-name="P2">Crea el formulario siguiente:</text:p>
        </text:list-item>
      </text:list>
      <text:p text:style-name="P1"><draw:frame draw:style-name="fr1" draw:name="gráficos1" text:anchor-type="paragraph" svg:width="7.02cm" svg:height="3.062cm" draw:z-index="0"><draw:image xlink:href="Pictures/2000000700002497000011292F6F892F.svm" xlink:type="simple" xlink:show="embed" xlink:actuate="onLoad"/></draw:frame></text:p>
      <text:list xml:id="list43123570" text:style-name="L2">
        <text:list-item>
          <text:p text:style-name="P3">Crea el formulario siguiente:</text:p>
        </text:list-item>
      </text:list>
      <text:p text:style-name="Standard"><draw:frame draw:style-name="fr2" draw:name="gráficos2" text:anchor-type="paragraph" svg:x="1.286cm" svg:y="0.131cm" svg:width="9.514cm" svg:height="4.066cm" draw:z-index="1"><draw:image xlink:href="Pictures/200000070000385500001531A0E0C4BA.svm" xlink:type="simple" xlink:show="embed" xlink:actuate="onLoad"/></draw:frame></text:p>
      <text:p text:style-name="Standard"/>
      <text:list xml:id="list43398007" text:continue-numbering="true" text:style-name="L2">
        <text:list-item>
          <text:p text:style-name="P3">Crea el formulario siguiente:</text:p>
        </text:list-item>
      </text:list>
      <text:p text:style-name="P1"><draw:frame draw:style-name="fr2" draw:name="gráficos3" text:anchor-type="paragraph" svg:x="1.341cm" svg:y="0cm" svg:width="7.433cm" svg:height="3.32cm" draw:z-index="2"><draw:image xlink:href="Pictures/20000007000027120000115E71F9F3E7.svm" xlink:type="simple" xlink:show="embed" xlink:actuate="onLoad"/></draw:frame></text:p>
      <text:p text:style-name="P1"><text:tab/></text:p>
      <text:list xml:id="list43238506" text:style-name="L3">
        <text:list-item>
          <text:p text:style-name="P4">Crear el formulario siguiente:</text:p>
        </text:list-item>
      </text:list>
      <text:p text:style-name="P1"><draw:frame draw:style-name="fr2" draw:name="gráficos4" text:anchor-type="paragraph" svg:x="1.312cm" svg:y="0.182cm" svg:width="9.319cm" svg:height="2.3cm" draw:z-index="3"><draw:image xlink:href="Pictures/200000070000339400000C9D7372B38F.svm" xlink:type="simple" xlink:show="embed" xlink:actuate="onLoad"/></draw:frame></text:p>
      <text:p text:style-name="P1"><text:tab/></text:p>
      <text:list xml:id="list43388198" text:continue-numbering="true" text:style-name="L3">
        <text:list-item>
          <text:p text:style-name="P4"><draw:frame draw:style-name="fr2" draw:name="gráficos5" text:anchor-type="paragraph" svg:x="1.245cm" svg:y="0.713cm" svg:width="6.646cm" svg:height="5.77cm" draw:z-index="4"><draw:image xlink:href="Pictures/20000007000022D500001D9005D745EC.svm" xlink:type="simple" xlink:show="embed" xlink:actuate="onLoad"/></draw:frame>Crear el formulario siguiente: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8T22:55:49.76</meta:creation-date>
    <dc:date>2010-09-28T23:27:22.73</dc:date>
    <meta:editing-duration>PT00H14M57S</meta:editing-duration>
    <meta:editing-cycles>1</meta:editing-cycles>
    <meta:generator>OpenOffice.org/3.2$Win32 OpenOffice.org_project/320m12$Build-9483</meta:generator>
    <meta:document-statistic meta:table-count="0" meta:image-count="5" meta:object-count="0" meta:page-count="1" meta:paragraph-count="7" meta:word-count="25" meta:character-count="159"/>
  </office:meta>
</office:document-meta>
</file>